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Pictures/2000000D000000DD000000DD0BCC5D00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335in" svg:height="4.237in" svg:x="9.1177in" svg:y="11.3091in">
            <draw:object draw:notify-on-update-of-ranges="Sheet1.E7:Sheet1.E66 Sheet1.F7:Sheet1.F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063in" svg:y="18.7185in">
            <draw:object draw:notify-on-update-of-ranges="Sheet1.B7:Sheet1.B130 Sheet1.C7:Sheet1.C1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12in" svg:height="4.2358in" svg:x="2.7063in" svg:y="11.3339in">
            <draw:object draw:notify-on-update-of-ranges="Sheet1.B7:Sheet1.B90 Sheet1.C7:Sheet1.C9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911in" svg:height="4.2618in" svg:x="16.0602in" svg:y="11.3098in">
            <draw:object draw:notify-on-update-of-ranges="Sheet1.I7:Sheet1.I56 Sheet1.J7:Sheet1.J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ulation</text:p>
          </table:table-cell>
          <table:table-cell table:number-columns-repeated="2"/>
          <table:table-cell office:value-type="string" calcext:value-type="string">
            <text:p>Simulation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mbda = 18/60</text:p>
          </table:table-cell>
          <table:table-cell table:number-columns-repeated="2"/>
          <table:table-cell office:value-type="string" calcext:value-type="string">
            <text:p>Lambda = 12/60</text:p>
          </table:table-cell>
          <table:table-cell table:number-columns-repeated="3"/>
          <table:table-cell office:value-type="string" calcext:value-type="string">
            <text:p>Lambda = 12/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 = 20/60</text:p>
          </table:table-cell>
          <table:table-cell table:number-columns-repeated="2"/>
          <table:table-cell office:value-type="string" calcext:value-type="string">
            <text:p>Mu = 20/60</text:p>
          </table:table-cell>
          <table:table-cell table:number-columns-repeated="3"/>
          <table:table-cell office:value-type="string" calcext:value-type="string">
            <text:p>Mu = 20/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rée = 3*60</text:p>
          </table:table-cell>
          <table:table-cell table:number-columns-repeated="2"/>
          <table:table-cell office:value-type="string" calcext:value-type="string">
            <text:p>Durée = 3*60</text:p>
          </table:table-cell>
          <table:table-cell table:number-columns-repeated="3"/>
          <table:table-cell office:value-type="string" calcext:value-type="string">
            <text:p>Durée = 3*60</text:p>
          </table:table-cell>
          <table:table-cell/>
        </table:table-row>
        <table:table-row table:style-name="ro1">
          <table:table-cell/>
          <table:table-cell office:value-type="float" office:value="1.700492" calcext:value-type="float">
            <text:p>1.700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654119" calcext:value-type="float">
            <text:p>8.6541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92653" calcext:value-type="float">
            <text:p>0.592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.200161" calcext:value-type="float">
            <text:p>7.2001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.19683" calcext:value-type="float">
            <text:p>11.196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068739" calcext:value-type="float">
            <text:p>1.068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.211391" calcext:value-type="float">
            <text:p>9.211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.461162" calcext:value-type="float">
            <text:p>16.461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.393147" calcext:value-type="float">
            <text:p>11.393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.94738" calcext:value-type="float">
            <text:p>11.94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53195" calcext:value-type="float">
            <text:p>18.553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.729252" calcext:value-type="float">
            <text:p>14.729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.685256" calcext:value-type="float">
            <text:p>14.685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.64986" calcext:value-type="float">
            <text:p>23.64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.606772" calcext:value-type="float">
            <text:p>16.606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.790126" calcext:value-type="float">
            <text:p>14.7901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.282274" calcext:value-type="float">
            <text:p>28.2822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.746109" calcext:value-type="float">
            <text:p>16.746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.639054" calcext:value-type="float">
            <text:p>21.639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.805969" calcext:value-type="float">
            <text:p>29.80596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.352815" calcext:value-type="float">
            <text:p>18.352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.293577" calcext:value-type="float">
            <text:p>23.2935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.511637" calcext:value-type="float">
            <text:p>30.5116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.019101" calcext:value-type="float">
            <text:p>20.019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.570352" calcext:value-type="float">
            <text:p>23.570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.91634" calcext:value-type="float">
            <text:p>30.916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.782368" calcext:value-type="float">
            <text:p>23.782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.560771" calcext:value-type="float">
            <text:p>25.560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118448" calcext:value-type="float">
            <text:p>38.1184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.756087" calcext:value-type="float">
            <text:p>27.756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.996679" calcext:value-type="float">
            <text:p>30.9966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.301178" calcext:value-type="float">
            <text:p>54.301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.24448" calcext:value-type="float">
            <text:p>35.24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.847519" calcext:value-type="float">
            <text:p>32.847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490543" calcext:value-type="float">
            <text:p>54.4905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.485273" calcext:value-type="float">
            <text:p>35.485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.774682" calcext:value-type="float">
            <text:p>41.774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.251072" calcext:value-type="float">
            <text:p>59.2510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.875787" calcext:value-type="float">
            <text:p>54.875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.297069" calcext:value-type="float">
            <text:p>43.297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04003" calcext:value-type="float">
            <text:p>59.5040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.292722" calcext:value-type="float">
            <text:p>55.29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.909494" calcext:value-type="float">
            <text:p>43.909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.818986" calcext:value-type="float">
            <text:p>61.818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.216467" calcext:value-type="float">
            <text:p>56.216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.773727" calcext:value-type="float">
            <text:p>45.773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607727" calcext:value-type="float">
            <text:p>64.6077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.390933" calcext:value-type="float">
            <text:p>57.390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.485952" calcext:value-type="float">
            <text:p>49.485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.625101" calcext:value-type="float">
            <text:p>67.625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8.310491" calcext:value-type="float">
            <text:p>58.310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.814826" calcext:value-type="float">
            <text:p>51.8148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.571226" calcext:value-type="float">
            <text:p>71.5712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8.568951" calcext:value-type="float">
            <text:p>58.56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220735" calcext:value-type="float">
            <text:p>59.2207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.957072" calcext:value-type="float">
            <text:p>71.9570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.846021" calcext:value-type="float">
            <text:p>66.846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.107972" calcext:value-type="float">
            <text:p>60.1079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.691144" calcext:value-type="float">
            <text:p>75.6911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.035151" calcext:value-type="float">
            <text:p>68.035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560687" calcext:value-type="float">
            <text:p>63.5606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.332168" calcext:value-type="float">
            <text:p>80.332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.225744" calcext:value-type="float">
            <text:p>68.225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.764036" calcext:value-type="float">
            <text:p>67.764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.774372" calcext:value-type="float">
            <text:p>79.7743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.225905" calcext:value-type="float">
            <text:p>69.225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0.182648" calcext:value-type="float">
            <text:p>70.182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.240248" calcext:value-type="float">
            <text:p>82.2402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.437621" calcext:value-type="float">
            <text:p>69.437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.615617" calcext:value-type="float">
            <text:p>71.615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974513" calcext:value-type="float">
            <text:p>82.9745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.689057" calcext:value-type="float">
            <text:p>72.689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508491" calcext:value-type="float">
            <text:p>72.508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6.273331" calcext:value-type="float">
            <text:p>96.2733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.266337" calcext:value-type="float">
            <text:p>89.266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.656272" calcext:value-type="float">
            <text:p>73.656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670267" calcext:value-type="float">
            <text:p>98.6702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.216727" calcext:value-type="float">
            <text:p>91.216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362803" calcext:value-type="float">
            <text:p>80.362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781738" calcext:value-type="float">
            <text:p>99.7817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.552809" calcext:value-type="float">
            <text:p>99.55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1.157849" calcext:value-type="float">
            <text:p>81.157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231991" calcext:value-type="float">
            <text:p>99.2319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.977155" calcext:value-type="float">
            <text:p>99.977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055203" calcext:value-type="float">
            <text:p>90.055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.692559" calcext:value-type="float">
            <text:p>105.6925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4.987405" calcext:value-type="float">
            <text:p>104.987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.35359" calcext:value-type="float">
            <text:p>94.353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6.047729" calcext:value-type="float">
            <text:p>106.0477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5.005503" calcext:value-type="float">
            <text:p>105.005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.45902" calcext:value-type="float">
            <text:p>99.459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7.842709" calcext:value-type="float">
            <text:p>107.8427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5.799237" calcext:value-type="float">
            <text:p>105.799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.983084" calcext:value-type="float">
            <text:p>99.9830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.749735" calcext:value-type="float">
            <text:p>111.7497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6.699106" calcext:value-type="float">
            <text:p>106.699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.24901" calcext:value-type="float">
            <text:p>100.249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1.500236" calcext:value-type="float">
            <text:p>111.5002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8.888959" calcext:value-type="float">
            <text:p>108.888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2.113915" calcext:value-type="float">
            <text:p>102.1139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.565398" calcext:value-type="float">
            <text:p>110.565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.845465" calcext:value-type="float">
            <text:p>110.845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2.211402" calcext:value-type="float">
            <text:p>102.2114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3.145677" calcext:value-type="float">
            <text:p>113.1456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2.502357" calcext:value-type="float">
            <text:p>112.5023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6.034817" calcext:value-type="float">
            <text:p>106.0348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3.573884" calcext:value-type="float">
            <text:p>113.5738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.30708" calcext:value-type="float">
            <text:p>113.307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7.627431" calcext:value-type="float">
            <text:p>107.6274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5.814524" calcext:value-type="float">
            <text:p>115.8145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3.732529" calcext:value-type="float">
            <text:p>113.732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8.13456" calcext:value-type="float">
            <text:p>108.134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.658795" calcext:value-type="float">
            <text:p>116.6587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.766999" calcext:value-type="float">
            <text:p>113.766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.461576" calcext:value-type="float">
            <text:p>108.4615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.708011" calcext:value-type="float">
            <text:p>125.708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9.530848" calcext:value-type="float">
            <text:p>129.530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0.259585" calcext:value-type="float">
            <text:p>110.2595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2.769076" calcext:value-type="float">
            <text:p>132.7690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.626112" calcext:value-type="float">
            <text:p>132.626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.928721" calcext:value-type="float">
            <text:p>110.928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.231928" calcext:value-type="float">
            <text:p>135.2319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8.847947" calcext:value-type="float">
            <text:p>138.847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2.282267" calcext:value-type="float">
            <text:p>112.2822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7.990419" calcext:value-type="float">
            <text:p>137.990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.049203" calcext:value-type="float">
            <text:p>142.049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5.220043" calcext:value-type="float">
            <text:p>115.220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.862862" calcext:value-type="float">
            <text:p>140.8628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.173603" calcext:value-type="float">
            <text:p>144.173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6.707162" calcext:value-type="float">
            <text:p>116.7071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.319623" calcext:value-type="float">
            <text:p>144.3196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5.413943" calcext:value-type="float">
            <text:p>145.413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.027326" calcext:value-type="float">
            <text:p>118.027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5.009705" calcext:value-type="float">
            <text:p>145.009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2.128577" calcext:value-type="float">
            <text:p>152.128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0.306249" calcext:value-type="float">
            <text:p>120.3062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.520144" calcext:value-type="float">
            <text:p>146.520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4.788365" calcext:value-type="float">
            <text:p>154.788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5.454871" calcext:value-type="float">
            <text:p>125.4548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3.379459" calcext:value-type="float">
            <text:p>163.3794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7.771766" calcext:value-type="float">
            <text:p>157.771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6.433067" calcext:value-type="float">
            <text:p>126.4330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3.420828" calcext:value-type="float">
            <text:p>163.4208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1.562069" calcext:value-type="float">
            <text:p>161.56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.69887" calcext:value-type="float">
            <text:p>128.698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227267" calcext:value-type="float">
            <text:p>164.2272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1.598341" calcext:value-type="float">
            <text:p>161.598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2.132433" calcext:value-type="float">
            <text:p>132.1324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5.045171" calcext:value-type="float">
            <text:p>165.045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3.198266" calcext:value-type="float">
            <text:p>163.198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3.857605" calcext:value-type="float">
            <text:p>133.8576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7.789464" calcext:value-type="float">
            <text:p>167.7894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.01357" calcext:value-type="float">
            <text:p>135.013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8.522888" calcext:value-type="float">
            <text:p>168.5228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.217095" calcext:value-type="float">
            <text:p>136.2170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.472939" calcext:value-type="float">
            <text:p>170.4729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.579029" calcext:value-type="float">
            <text:p>137.5790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2.696352" calcext:value-type="float">
            <text:p>172.6963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.738752" calcext:value-type="float">
            <text:p>139.7387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3.628144" calcext:value-type="float">
            <text:p>173.6281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.204996" calcext:value-type="float">
            <text:p>140.204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4.306304" calcext:value-type="float">
            <text:p>174.30630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.803903" calcext:value-type="float">
            <text:p>140.803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3.029602" calcext:value-type="float">
            <text:p>173.0296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.617931" calcext:value-type="float">
            <text:p>145.6179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.299393" calcext:value-type="float">
            <text:p>176.29939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.990761" calcext:value-type="float">
            <text:p>152.9907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9.349329" calcext:value-type="float">
            <text:p>179.3493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.93636" calcext:value-type="float">
            <text:p>153.936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.729888" calcext:value-type="float">
            <text:p>178.7298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.499116" calcext:value-type="float">
            <text:p>156.499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.425829" calcext:value-type="float">
            <text:p>158.4258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.96174" calcext:value-type="float">
            <text:p>158.9617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.165837" calcext:value-type="float">
            <text:p>162.1658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.636065" calcext:value-type="float">
            <text:p>163.63606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5.109143" calcext:value-type="float">
            <text:p>165.1091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.276921" calcext:value-type="float">
            <text:p>166.27692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.561318" calcext:value-type="float">
            <text:p>166.56131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.365318" calcext:value-type="float">
            <text:p>167.36531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.0498" calcext:value-type="float">
            <text:p>168.049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.119067" calcext:value-type="float">
            <text:p>168.11906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.388876" calcext:value-type="float">
            <text:p>170.38887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2.082798" calcext:value-type="float">
            <text:p>172.08279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2.547808" calcext:value-type="float">
            <text:p>172.54780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.06091" calcext:value-type="float">
            <text:p>173.0609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.335426" calcext:value-type="float">
            <text:p>173.33542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.444287" calcext:value-type="float">
            <text:p>173.44428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5.60527" calcext:value-type="float">
            <text:p>175.6052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.018455" calcext:value-type="float">
            <text:p>177.01845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.595367" calcext:value-type="float">
            <text:p>177.59536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.238611" calcext:value-type="float">
            <text:p>178.23861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.31767" calcext:value-type="float">
            <text:p>178.3176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.493031" calcext:value-type="float">
            <text:p>178.49303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9.543279" calcext:value-type="float">
            <text:p>179.54327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4:59:42.489036000</meta:creation-date>
    <dc:date>2014-03-24T18:04:54.472296000</dc:date>
    <meta:editing-duration>PT2H50M</meta:editing-duration>
    <meta:editing-cycles>4</meta:editing-cycles>
    <meta:generator>LibreOffice/4.1.4.2$MacOSX_x86 LibreOffice_project/0a0440ccc0227ad9829de5f46be37cfb6edcf72</meta:generator>
    <meta:document-statistic meta:table-count="1" meta:cell-count="4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>
        <chart:symbol-image xlink:href="Pictures/2000000D000000DD000000DD0BCC5D00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>
        <chart:symbol-image xlink:href="Pictures/2000000D000000DD000000DD0BCC5D00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12cm" svg:height="10.763cm" xlink:href=".." xlink:type="simple" chart:class="chart:scatter" chart:style-name="ch1">
        <chart:title svg:x="6.97cm" svg:y="0.35cm" chart:style-name="ch2">
          <text:p>Simulation M/M/1</text:p>
        </chart:title>
        <chart:subtitle svg:x="5.448cm" svg:y="1.355cm" chart:style-name="ch3">
          <text:p>Lambda = 12/60, Mu = 20/60, D = 180</text:p>
        </chart:subtitle>
        <chart:plot-area chart:style-name="ch4" table:cell-range-address="Sheet1.E7:Sheet1.F66" svg:x="1.347cm" svg:y="2.45cm" svg:width="15.561cm" svg:height="7.133cm">
          <chartooo:coordinate-region svg:x="2.09cm" svg:y="2.648cm" svg:width="14.521cm" svg:height="6.291cm"/>
          <chart:axis chart:dimension="x" chart:name="primary-x" chart:style-name="ch5">
            <chart:title svg:x="7.898cm" svg:y="9.798cm" chart:style-name="ch6">
              <text:p>Temps (minutes)</text:p>
            </chart:title>
          </chart:axis>
          <chart:axis chart:dimension="y" chart:name="primary-y" chart:style-name="ch7">
            <chart:title svg:x="0.451cm" svg:y="8.544cm" chart:style-name="ch8">
              <text:p>Nombre de clients dans le système</text:p>
            </chart:title>
            <chart:grid chart:style-name="ch9" chart:class="major"/>
          </chart:axis>
          <chart:series chart:style-name="ch10" chart:values-cell-range-address="Sheet1.F7:Sheet1.F66" chart:class="chart:scatter">
            <chart:domain table:cell-range-address="Sheet1.E7:Sheet1.E66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654119">
                <text:p>8.654119</text:p>
                <draw:g>
                  <svg:desc>Sheet1.E7:Sheet1.E66</svg:desc>
                </draw:g>
              </table:table-cell>
              <table:table-cell office:value-type="float" office:value="1">
                <text:p>1</text:p>
                <draw:g>
                  <svg:desc>Sheet1.F7:Sheet1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9683">
                <text:p>11.19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61162">
                <text:p>16.461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53195">
                <text:p>18.55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64986">
                <text:p>23.64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282274">
                <text:p>28.282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805969">
                <text:p>29.805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511637">
                <text:p>30.511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91634">
                <text:p>30.9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118448">
                <text:p>38.118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301178">
                <text:p>54.30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490543">
                <text:p>54.490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251072">
                <text:p>59.25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504003">
                <text:p>59.50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818986">
                <text:p>61.818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607727">
                <text:p>64.607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.625101">
                <text:p>67.625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571226">
                <text:p>71.571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957072">
                <text:p>71.957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691144">
                <text:p>75.691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332168">
                <text:p>80.332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774372">
                <text:p>79.774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.240248">
                <text:p>82.240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974513">
                <text:p>82.974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273331">
                <text:p>96.273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.670267">
                <text:p>98.670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781738">
                <text:p>99.781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231991">
                <text:p>99.23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.692559">
                <text:p>105.692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.047729">
                <text:p>106.047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.842709">
                <text:p>107.842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.749735">
                <text:p>111.749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.500236">
                <text:p>111.500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.565398">
                <text:p>110.565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.145677">
                <text:p>113.145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573884">
                <text:p>113.57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.814524">
                <text:p>115.814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.658795">
                <text:p>116.658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.708011">
                <text:p>125.708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.769076">
                <text:p>132.769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.231928">
                <text:p>135.231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.990419">
                <text:p>137.990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.862862">
                <text:p>140.862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.319623">
                <text:p>144.319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.009705">
                <text:p>145.009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.520144">
                <text:p>146.52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.379459">
                <text:p>163.379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3.420828">
                <text:p>163.420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.227267">
                <text:p>164.227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.045171">
                <text:p>165.045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7.789464">
                <text:p>167.789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.522888">
                <text:p>168.522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.472939">
                <text:p>170.472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.696352">
                <text:p>172.696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3.628144">
                <text:p>173.628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4.306304">
                <text:p>174.306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.029602">
                <text:p>173.029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6.299393">
                <text:p>176.299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.349329">
                <text:p>179.349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.729888">
                <text:p>178.7298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cm" svg:y="4.202cm" style:legend-expansion="high" chart:style-name="ch2"/>
        <chart:plot-area chart:style-name="ch3" table:cell-range-address="Sheet1.B7:Sheet1.C130" svg:x="0.77cm" svg:y="0.855cm" svg:width="12.26cm" svg:height="7.545cm">
          <chartooo:coordinate-region svg:x="1.218cm" svg:y="1.054cm" svg:width="11.515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30" chart:class="chart:scatter">
            <chart:domain table:cell-range-address="Sheet1.B7:Sheet1.B130"/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0492">
                <text:p>1.700492</text:p>
                <draw:g>
                  <svg:desc>Sheet1.B7:Sheet1.B130</svg:desc>
                </draw:g>
              </table:table-cell>
              <table:table-cell office:value-type="float" office:value="1">
                <text:p>1</text:p>
                <draw:g>
                  <svg:desc>Sheet1.C7:Sheet1.C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00161">
                <text:p>7.200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11391">
                <text:p>9.211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4738">
                <text:p>11.9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685256">
                <text:p>14.685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90126">
                <text:p>14.790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639054">
                <text:p>21.639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93577">
                <text:p>23.293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570352">
                <text:p>23.570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560771">
                <text:p>25.560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996679">
                <text:p>30.996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847519">
                <text:p>32.84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774682">
                <text:p>41.774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297069">
                <text:p>43.29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909494">
                <text:p>43.909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773727">
                <text:p>45.773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485952">
                <text:p>49.485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814826">
                <text:p>51.8148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220735">
                <text:p>59.220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107972">
                <text:p>60.107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560687">
                <text:p>63.560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764036">
                <text:p>67.7640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.182648">
                <text:p>70.182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.615617">
                <text:p>71.615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.508491">
                <text:p>72.508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656272">
                <text:p>73.656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.362803">
                <text:p>80.362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.157849">
                <text:p>81.157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055203">
                <text:p>90.055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.35359">
                <text:p>94.35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45902">
                <text:p>99.45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983084">
                <text:p>99.983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.24901">
                <text:p>100.24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113915">
                <text:p>102.11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211402">
                <text:p>102.211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.034817">
                <text:p>106.0348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.627431">
                <text:p>107.627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8.13456">
                <text:p>108.13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.461576">
                <text:p>108.461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0.259585">
                <text:p>110.259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.928721">
                <text:p>110.928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.282267">
                <text:p>112.282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.220043">
                <text:p>115.220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.707162">
                <text:p>116.707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.027326">
                <text:p>118.027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.306249">
                <text:p>120.306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.454871">
                <text:p>125.454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433067">
                <text:p>126.433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.69887">
                <text:p>128.698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.132433">
                <text:p>132.132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.857605">
                <text:p>133.857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01357">
                <text:p>135.01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6.217095">
                <text:p>136.2170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.579029">
                <text:p>137.5790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.738752">
                <text:p>139.738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.204996">
                <text:p>140.204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.803903">
                <text:p>140.803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.617931">
                <text:p>145.617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.990761">
                <text:p>152.990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3.93636">
                <text:p>153.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.499116">
                <text:p>156.499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8.425829">
                <text:p>158.425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.96174">
                <text:p>158.96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.165837">
                <text:p>162.165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3.636065">
                <text:p>163.636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.109143">
                <text:p>165.109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.276921">
                <text:p>166.276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.561318">
                <text:p>166.561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7.365318">
                <text:p>167.365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.0498">
                <text:p>168.0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.119067">
                <text:p>168.1190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0.388876">
                <text:p>170.388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2.082798">
                <text:p>172.0827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.547808">
                <text:p>172.547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.06091">
                <text:p>173.060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3.335426">
                <text:p>173.335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.444287">
                <text:p>173.444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.60527">
                <text:p>175.60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7.018455">
                <text:p>177.018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7.595367">
                <text:p>177.595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8.238611">
                <text:p>178.238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8.31767">
                <text:p>178.31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8.493031">
                <text:p>178.493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9.543279">
                <text:p>179.543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10.76cm" xlink:href=".." xlink:type="simple" chart:class="chart:scatter" chart:style-name="ch1">
        <chart:title svg:x="6.167cm" svg:y="0.35cm" chart:style-name="ch2">
          <text:p>Simulation M/M/1</text:p>
        </chart:title>
        <chart:subtitle svg:x="4.645cm" svg:y="1.355cm" chart:style-name="ch3">
          <text:p>Lambda = 18/60, Mu = 20/60, D = 180</text:p>
        </chart:subtitle>
        <chart:plot-area chart:style-name="ch4" table:cell-range-address="Sheet1.B7:Sheet1.C90" svg:x="1.315cm" svg:y="2.45cm" svg:width="14.051cm" svg:height="7.13cm">
          <chartooo:coordinate-region svg:x="1.763cm" svg:y="2.649cm" svg:width="13.306cm" svg:height="6.287cm"/>
          <chart:axis chart:dimension="x" chart:name="primary-x" chart:style-name="ch5">
            <chart:title svg:x="7.111cm" svg:y="9.795cm" chart:style-name="ch6">
              <text:p>Temps (minutes)</text:p>
            </chart:title>
          </chart:axis>
          <chart:axis chart:dimension="y" chart:name="primary-y" chart:style-name="ch5">
            <chart:title svg:x="0.451cm" svg:y="8.543cm" chart:style-name="ch7">
              <text:p>Nombre de clients dans le système</text:p>
            </chart:title>
            <chart:grid chart:style-name="ch8" chart:class="major"/>
          </chart:axis>
          <chart:series chart:style-name="ch9" chart:values-cell-range-address="Sheet1.C7:Sheet1.C90" chart:class="chart:scatter">
            <chart:domain table:cell-range-address="Sheet1.B7:Sheet1.B90"/>
            <chart:data-point chart:repeated="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0492">
                <text:p>1.700492</text:p>
                <draw:g>
                  <svg:desc>Sheet1.B7:Sheet1.B90</svg:desc>
                </draw:g>
              </table:table-cell>
              <table:table-cell office:value-type="float" office:value="1">
                <text:p>1</text:p>
                <draw:g>
                  <svg:desc>Sheet1.C7:Sheet1.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00161">
                <text:p>7.200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11391">
                <text:p>9.211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4738">
                <text:p>11.9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685256">
                <text:p>14.685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90126">
                <text:p>14.790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639054">
                <text:p>21.639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93577">
                <text:p>23.293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570352">
                <text:p>23.570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560771">
                <text:p>25.560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996679">
                <text:p>30.996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847519">
                <text:p>32.84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774682">
                <text:p>41.774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297069">
                <text:p>43.29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909494">
                <text:p>43.909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773727">
                <text:p>45.773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485952">
                <text:p>49.485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814826">
                <text:p>51.8148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220735">
                <text:p>59.220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107972">
                <text:p>60.107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560687">
                <text:p>63.560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764036">
                <text:p>67.7640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.182648">
                <text:p>70.182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.615617">
                <text:p>71.615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.508491">
                <text:p>72.508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656272">
                <text:p>73.656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.362803">
                <text:p>80.362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.157849">
                <text:p>81.157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055203">
                <text:p>90.055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.35359">
                <text:p>94.35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45902">
                <text:p>99.45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983084">
                <text:p>99.983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.24901">
                <text:p>100.24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113915">
                <text:p>102.11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211402">
                <text:p>102.211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.034817">
                <text:p>106.0348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.627431">
                <text:p>107.627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8.13456">
                <text:p>108.13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.461576">
                <text:p>108.461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0.259585">
                <text:p>110.259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.928721">
                <text:p>110.928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.282267">
                <text:p>112.282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.220043">
                <text:p>115.220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.707162">
                <text:p>116.707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.027326">
                <text:p>118.027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.306249">
                <text:p>120.306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.454871">
                <text:p>125.454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433067">
                <text:p>126.433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.69887">
                <text:p>128.698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.132433">
                <text:p>132.132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.857605">
                <text:p>133.857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01357">
                <text:p>135.01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6.217095">
                <text:p>136.2170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.579029">
                <text:p>137.5790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.738752">
                <text:p>139.738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.204996">
                <text:p>140.204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.803903">
                <text:p>140.803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.617931">
                <text:p>145.617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.990761">
                <text:p>152.990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3.93636">
                <text:p>153.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.499116">
                <text:p>156.499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8.425829">
                <text:p>158.425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.96174">
                <text:p>158.96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.165837">
                <text:p>162.165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3.636065">
                <text:p>163.636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.109143">
                <text:p>165.109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.276921">
                <text:p>166.276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.561318">
                <text:p>166.561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7.365318">
                <text:p>167.365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.0498">
                <text:p>168.0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.119067">
                <text:p>168.1190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0.388876">
                <text:p>170.388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2.082798">
                <text:p>172.0827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.547808">
                <text:p>172.547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.06091">
                <text:p>173.060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3.335426">
                <text:p>173.335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.444287">
                <text:p>173.444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.60527">
                <text:p>175.60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7.018455">
                <text:p>177.018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7.595367">
                <text:p>177.595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8.238611">
                <text:p>178.238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8.31767">
                <text:p>178.31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8.493031">
                <text:p>178.493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9.543279">
                <text:p>179.54327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55cm" svg:height="10.826cm" xlink:href=".." xlink:type="simple" chart:class="chart:scatter" chart:style-name="ch1">
        <chart:title svg:x="6.971cm" svg:y="0.351cm" chart:style-name="ch2">
          <text:p>Simulation M/M/2</text:p>
        </chart:title>
        <chart:subtitle svg:x="5.419cm" svg:y="1.337cm" chart:style-name="ch3">
          <text:p>Lambda = 12/60, Mu = 20/60, D = 180</text:p>
        </chart:subtitle>
        <chart:plot-area chart:style-name="ch4" table:cell-range-address="Sheet1.I7:Sheet1.J56" svg:x="1.346cm" svg:y="2.434cm" svg:width="15.507cm" svg:height="7.211cm">
          <chartooo:coordinate-region svg:x="2.089cm" svg:y="2.633cm" svg:width="14.467cm" svg:height="6.368cm"/>
          <chart:axis chart:dimension="x" chart:name="primary-x" chart:style-name="ch5">
            <chart:title svg:x="7.87cm" svg:y="9.861cm" chart:style-name="ch6">
              <text:p>Temps (minutes)</text:p>
            </chart:title>
          </chart:axis>
          <chart:axis chart:dimension="y" chart:name="primary-y" chart:style-name="ch5">
            <chart:title svg:x="0.451cm" svg:y="8.567cm" chart:style-name="ch7">
              <text:p>Nombre de clients dans le système</text:p>
            </chart:title>
            <chart:grid chart:style-name="ch8" chart:class="major"/>
          </chart:axis>
          <chart:series chart:style-name="ch9" chart:values-cell-range-address="Sheet1.J7:Sheet1.J56" chart:class="chart:scatter">
            <chart:domain table:cell-range-address="Sheet1.I7:Sheet1.I56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2653">
                <text:p>0.592653</text:p>
                <draw:g>
                  <svg:desc>Sheet1.I7:Sheet1.I56</svg:desc>
                </draw:g>
              </table:table-cell>
              <table:table-cell office:value-type="float" office:value="1">
                <text:p>1</text:p>
                <draw:g>
                  <svg:desc>Sheet1.J7:Sheet1.J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8739">
                <text:p>1.068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93147">
                <text:p>11.393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29252">
                <text:p>14.729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606772">
                <text:p>16.606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746109">
                <text:p>16.74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352815">
                <text:p>18.352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019101">
                <text:p>20.019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782368">
                <text:p>23.782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756087">
                <text:p>27.75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24448">
                <text:p>35.24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485273">
                <text:p>35.485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875787">
                <text:p>54.875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292722">
                <text:p>55.29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216467">
                <text:p>56.216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390933">
                <text:p>57.390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310491">
                <text:p>58.310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568951">
                <text:p>58.56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846021">
                <text:p>66.846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035151">
                <text:p>68.035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.225744">
                <text:p>68.225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.225905">
                <text:p>69.225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437621">
                <text:p>69.437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689057">
                <text:p>72.689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.266337">
                <text:p>89.266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.216727">
                <text:p>91.216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552809">
                <text:p>99.552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977155">
                <text:p>99.97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.987405">
                <text:p>104.987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.005503">
                <text:p>105.005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.799237">
                <text:p>105.799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.699106">
                <text:p>106.699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888959">
                <text:p>108.888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.845465">
                <text:p>110.845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502357">
                <text:p>112.502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30708">
                <text:p>113.30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732529">
                <text:p>113.732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.766999">
                <text:p>113.766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530848">
                <text:p>129.530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.626112">
                <text:p>132.626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.847947">
                <text:p>138.847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.049203">
                <text:p>142.049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.173603">
                <text:p>144.173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.413943">
                <text:p>145.41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2.128577">
                <text:p>152.128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.788365">
                <text:p>154.788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.771766">
                <text:p>157.771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1.562069">
                <text:p>161.5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1.598341">
                <text:p>161.598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3.198266">
                <text:p>163.1982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